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764in"/>
    </style:style>
    <style:style style:name="co2" style:family="table-column">
      <style:table-column-properties fo:break-before="auto" style:column-width="8.6307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7.5055in"/>
    </style:style>
    <style:style style:name="co5" style:family="table-column">
      <style:table-column-properties fo:break-before="auto" style:column-width="0.7193in"/>
    </style:style>
    <style:style style:name="ro1" style:family="table-row">
      <style:table-row-properties style:row-height="0.2118in" fo:break-before="auto" style:use-optimal-row-height="true"/>
    </style:style>
    <style:style style:name="ta1" style:family="table" style:master-page-name="PageStyle_5f_Forward_20_Traceability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orward Traceabilit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office:value-type="string">
            <text:p>Requirements</text:p>
          </table:table-cell>
          <table:table-cell office:value-type="string">
            <text:p>Tests</text:p>
          </table:table-cell>
          <table:table-cell office:value-type="string">
            <text:p>Executions</text:p>
          </table:table-cell>
          <table:table-cell office:value-type="string">
            <text:p>Defects</text:p>
          </table:table-cell>
          <table:table-cell table:number-columns-repeated="1020"/>
        </table:table-row>
        <table:table-row table:style-name="ro1">
          <table:table-cell office:value-type="string">
            <text:p>IZT-47 - logo can be interpreted - 3 defect</text:p>
          </table:table-cell>
          <table:table-cell office:value-type="string">
            <text:p>IZT-42 - Verify the header of the Tarom page- design, writing, alignment are consistent with the current documentation</text:p>
          </table:table-cell>
          <table:table-cell office:value-type="string">
            <text:p>GUI <text:s/>- PASS</text:p>
          </table:table-cell>
          <table:table-cell office:value-type="string">
            <text:p>IZT-47 - To Do - logo can be interpre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ZT-44 - In Progress - logo can be interpre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ZT-45 - In Progress - Different layout between Google Chrome and <text:s/>IPhone 14 Pro Max </text:p>
          </table:table-cell>
          <table:table-cell table:number-columns-repeated="1020"/>
        </table:table-row>
        <table:table-row table:style-name="ro1">
          <table:table-cell office:value-type="string">
            <text:p>IZT-47 - logo can be interpreted - 3 defect</text:p>
          </table:table-cell>
          <table:table-cell office:value-type="string">
            <text:p>IZT-42 - Verify the header of the Tarom page- design, writing, alignment are consistent with the current documentation</text:p>
          </table:table-cell>
          <table:table-cell office:value-type="string">
            <text:p>GUI <text:s/>- PASS</text:p>
          </table:table-cell>
          <table:table-cell office:value-type="string">
            <text:p>IZT-47 - To Do - logo can be interpre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ZT-44 - In Progress - logo can be interpre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ZT-45 - In Progress - Different layout between Google Chrome and <text:s/>IPhone 14 Pro Max </text:p>
          </table:table-cell>
          <table:table-cell table:number-columns-repeated="1020"/>
        </table:table-row>
        <table:table-row table:style-name="ro1">
          <table:table-cell office:value-type="string">
            <text:p>IZT-46 - Different layout <text:s/>I Pad Pro <text:s/>- <text:s/>phone number and search sign are missing - 3 defect</text:p>
          </table:table-cell>
          <table:table-cell office:value-type="string">
            <text:p>IZT-42 - Verify the header of the Tarom page- design, writing, alignment are consistent with the current documentation</text:p>
          </table:table-cell>
          <table:table-cell office:value-type="string">
            <text:p>GUI <text:s/>- PASS</text:p>
          </table:table-cell>
          <table:table-cell office:value-type="string">
            <text:p>IZT-47 - To Do - logo can be interpre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ZT-44 - In Progress - logo can be interpre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ZT-45 - In Progress - Different layout between Google Chrome and <text:s/>IPhone 14 Pro Max </text:p>
          </table:table-cell>
          <table:table-cell table:number-columns-repeated="1020"/>
        </table:table-row>
        <table:table-row table:style-name="ro1">
          <table:table-cell office:value-type="string">
            <text:p>IZT-46 - Different layout <text:s/>I Pad Pro <text:s/>- <text:s/>phone number and search sign are missing - 3 defect</text:p>
          </table:table-cell>
          <table:table-cell office:value-type="string">
            <text:p>IZT-42 - Verify the header of the Tarom page- design, writing, alignment are consistent with the current documentation</text:p>
          </table:table-cell>
          <table:table-cell office:value-type="string">
            <text:p>GUI <text:s/>- PASS</text:p>
          </table:table-cell>
          <table:table-cell office:value-type="string">
            <text:p>IZT-47 - To Do - logo can be interpre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ZT-44 - In Progress - logo can be interpre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ZT-45 - In Progress - Different layout between Google Chrome and <text:s/>IPhone 14 Pro Max </text:p>
          </table:table-cell>
          <table:table-cell table:number-columns-repeated="1020"/>
        </table:table-row>
        <table:table-row table:style-name="ro1">
          <table:table-cell office:value-type="string">
            <text:p>IZT-45 - Different layout between Google Chrome and <text:s/>IPhone 14 Pro Max <text:s/>- 3 defect</text:p>
          </table:table-cell>
          <table:table-cell office:value-type="string">
            <text:p>IZT-42 - Verify the header of the Tarom page- design, writing, alignment are consistent with the current documentation</text:p>
          </table:table-cell>
          <table:table-cell office:value-type="string">
            <text:p>GUI <text:s/>- PASS</text:p>
          </table:table-cell>
          <table:table-cell office:value-type="string">
            <text:p>IZT-47 - To Do - logo can be interpre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ZT-44 - In Progress - logo can be interpre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ZT-45 - In Progress - Different layout between Google Chrome and <text:s/>IPhone 14 Pro Max </text:p>
          </table:table-cell>
          <table:table-cell table:number-columns-repeated="1020"/>
        </table:table-row>
        <table:table-row table:style-name="ro1">
          <table:table-cell office:value-type="string">
            <text:p>IZT-45 - Different layout between Google Chrome and <text:s/>IPhone 14 Pro Max <text:s/>- 3 defect</text:p>
          </table:table-cell>
          <table:table-cell office:value-type="string">
            <text:p>IZT-42 - Verify the header of the Tarom page- design, writing, alignment are consistent with the current documentation</text:p>
          </table:table-cell>
          <table:table-cell office:value-type="string">
            <text:p>GUI <text:s/>- PASS</text:p>
          </table:table-cell>
          <table:table-cell office:value-type="string">
            <text:p>IZT-47 - To Do - logo can be interpre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ZT-44 - In Progress - logo can be interpre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ZT-45 - In Progress - Different layout between Google Chrome and <text:s/>IPhone 14 Pro Max </text:p>
          </table:table-cell>
          <table:table-cell table:number-columns-repeated="1020"/>
        </table:table-row>
        <table:table-row table:style-name="ro1">
          <table:table-cell office:value-type="string">
            <text:p>IZT-44 - logo can be interpreted - 3 defect</text:p>
          </table:table-cell>
          <table:table-cell office:value-type="string">
            <text:p>IZT-42 - Verify the header of the Tarom page- design, writing, alignment are consistent with the current documentation</text:p>
          </table:table-cell>
          <table:table-cell office:value-type="string">
            <text:p>GUI <text:s/>- PASS</text:p>
          </table:table-cell>
          <table:table-cell office:value-type="string">
            <text:p>IZT-47 - To Do - logo can be interpre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ZT-44 - In Progress - logo can be interpre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ZT-45 - In Progress - Different layout between Google Chrome and <text:s/>IPhone 14 Pro Max </text:p>
          </table:table-cell>
          <table:table-cell table:number-columns-repeated="1020"/>
        </table:table-row>
        <table:table-row table:style-name="ro1">
          <table:table-cell office:value-type="string">
            <text:p>IZT-44 - logo can be interpreted - 3 defect</text:p>
          </table:table-cell>
          <table:table-cell office:value-type="string">
            <text:p>IZT-42 - Verify the header of the Tarom page- design, writing, alignment are consistent with the current documentation</text:p>
          </table:table-cell>
          <table:table-cell office:value-type="string">
            <text:p>GUI <text:s/>- PASS</text:p>
          </table:table-cell>
          <table:table-cell office:value-type="string">
            <text:p>IZT-47 - To Do - logo can be interpre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ZT-44 - In Progress - logo can be interpre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ZT-45 - In Progress - Different layout between Google Chrome and <text:s/>IPhone 14 Pro Max </text:p>
          </table:table-cell>
          <table:table-cell table:number-columns-repeated="1020"/>
        </table:table-row>
        <table:table-row table:style-name="ro1">
          <table:table-cell office:value-type="string">
            <text:p>IZT-41 - GUI testing home page menu - 3 defect</text:p>
          </table:table-cell>
          <table:table-cell office:value-type="string">
            <text:p>IZT-42 - Verify the header of the Tarom page- design, writing, alignment are consistent with the current documentation</text:p>
          </table:table-cell>
          <table:table-cell office:value-type="string">
            <text:p>GUI <text:s/>- PASS</text:p>
          </table:table-cell>
          <table:table-cell office:value-type="string">
            <text:p>IZT-47 - To Do - logo can be interpre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ZT-44 - In Progress - logo can be interpret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ZT-45 - In Progress - Different layout between Google Chrome and <text:s/>IPhone 14 Pro Max </text:p>
          </table:table-cell>
          <table:table-cell table:number-columns-repeated="1020"/>
        </table:table-row>
        <table:table-row table:style-name="ro1">
          <table:table-cell office:value-type="string">
            <text:p>IZT-41 - GUI testing home page menu</text:p>
          </table:table-cell>
          <table:table-cell office:value-type="string">
            <text:p>IZT-43 - Verify Tarom page header - functionality</text:p>
          </table:table-cell>
          <table:table-cell office:value-type="string">
            <text:p>GUI <text:s/>- PASS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40 - Tarom page header </text:p>
          </table:table-cell>
          <table:table-cell table:number-columns-repeated="3"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38 - warning message for online check-in </text:p>
          </table:table-cell>
          <table:table-cell office:value-type="string">
            <text:p>IZT-39 - Verify how you can check-in before your flight</text:p>
          </table:table-cell>
          <table:table-cell office:value-type="string">
            <text:p>check-in <text:s/>- PASS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37 - online check-in <text:s/>- home page - check-in</text:p>
          </table:table-cell>
          <table:table-cell table:number-columns-repeated="3"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33 - passengers/cabin class - reservation</text:p>
          </table:table-cell>
          <table:table-cell office:value-type="string">
            <text:p>IZT-34 - Verify that all persons over 12 years old will be validated as adults</text:p>
          </table:table-cell>
          <table:table-cell office:value-type="string">
            <text:p>reservation <text:s/>- FAIL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33 - passengers/cabin class - reservation</text:p>
          </table:table-cell>
          <table:table-cell office:value-type="string">
            <text:p>IZT-35 - Verify the availability of the number of infants between 2-11 months to book a ticket reservation</text:p>
          </table:table-cell>
          <table:table-cell office:value-type="string">
            <text:p>reservation <text:s/>- PASS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33 - passengers/cabin class - reservation</text:p>
          </table:table-cell>
          <table:table-cell office:value-type="string">
            <text:p>IZT-36 - Verify the availability of the number of infants between 0-23 months to book a ticket reservation</text:p>
          </table:table-cell>
          <table:table-cell office:value-type="string">
            <text:p>reservation <text:s/>- PASS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31 - Select date- reservation</text:p>
          </table:table-cell>
          <table:table-cell office:value-type="string">
            <text:p>IZT-32 - Verify flight reservation according to day, month, year</text:p>
          </table:table-cell>
          <table:table-cell office:value-type="string">
            <text:p>reservation <text:s/>- PASS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29 - Search flights button contains information about the desired flights</text:p>
          </table:table-cell>
          <table:table-cell office:value-type="string">
            <text:p>IZT-30 - Verify that the search flights button redirects us to the flights page</text:p>
          </table:table-cell>
          <table:table-cell office:value-type="string">
            <text:p>reservation <text:s/>- PASS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26 - Trip/Round-Trip Search field</text:p>
          </table:table-cell>
          <table:table-cell office:value-type="string">
            <text:p>IZT-28 - Verify the trip box is functional</text:p>
          </table:table-cell>
          <table:table-cell office:value-type="string">
            <text:p>reservation <text:s/>- PASS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21 - Select location From/To destination </text:p>
          </table:table-cell>
          <table:table-cell office:value-type="string">
            <text:p>IZT-22 - From- <text:s/>Verify that we get suggestions in the location box after inserting one or more letters</text:p>
          </table:table-cell>
          <table:table-cell office:value-type="string">
            <text:p>reservation <text:s/>- PASS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21 - Select location From/To destination </text:p>
          </table:table-cell>
          <table:table-cell office:value-type="string">
            <text:p>IZT-23 - From- Verify that we get suggestions in the location box after inserting numbers</text:p>
          </table:table-cell>
          <table:table-cell office:value-type="string">
            <text:p>reservation <text:s/>- PASS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21 - Select location From/To destination </text:p>
          </table:table-cell>
          <table:table-cell office:value-type="string">
            <text:p>IZT-24 - Verify that we get suggestions in the location box after one or more letters</text:p>
          </table:table-cell>
          <table:table-cell office:value-type="string">
            <text:p>reservation <text:s/>- PASS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21 - Select location From/To destination </text:p>
          </table:table-cell>
          <table:table-cell office:value-type="string">
            <text:p>IZT-25 - Verify that we get suggestions in the location box after inserting numbers</text:p>
          </table:table-cell>
          <table:table-cell office:value-type="string">
            <text:p>reservation <text:s/>- PASS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20 - Plane ticket reservation</text:p>
          </table:table-cell>
          <table:table-cell table:number-columns-repeated="3"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18 - Passenger information- Luggage</text:p>
          </table:table-cell>
          <table:table-cell office:value-type="string">
            <text:p>IZT-19 - Verify if a list of luggage information appears when we place the cursor on the passenger information button</text:p>
          </table:table-cell>
          <table:table-cell office:value-type="string">
            <text:p>passager information <text:s/>- PASS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IZT-17 - Passenger information list</text:p>
          </table:table-cell>
          <table:table-cell table:number-columns-repeated="3" office:value-type="string">
            <text:p>None</text:p>
          </table:table-cell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time-style style:name="N116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08">07/08/2024</text:date>, <text:time>18:4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ward_20_Traceability" style:display-name="PageStyle_Forward Traceabil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7-08T18:48:47.43</dc:date>
    <meta:document-statistic meta:table-count="1" meta:cell-count="126" meta:object-count="0"/>
    <meta:generator>OpenOffice/4.1.12$Win32 OpenOffice.org_project/4112m1$Build-9809</meta:generator>
  </office:meta>
</office:document-meta>
</file>